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0.5pt" style:font-size-complex="12pt"/>
    </style:style>
    <style:style style:name="P33" style:family="paragraph" style:parent-style-name="Text_20_body">
      <style:text-properties style:font-name="Ubuntu Mono" officeooo:rsid="000ead27"/>
    </style:style>
    <style:style style:name="P34" style:family="paragraph" style:parent-style-name="Text_20_body">
      <style:text-properties style:font-name="Ubuntu Mono" officeooo:rsid="000ead27" officeooo:paragraph-rsid="000efca7"/>
    </style:style>
    <style:style style:name="P35" style:family="paragraph" style:parent-style-name="Text_20_body">
      <style:text-properties style:font-name="Ubuntu Mono" officeooo:rsid="0012cf20" officeooo:paragraph-rsid="0012cf20"/>
    </style:style>
    <style:style style:name="P36" style:family="paragraph" style:parent-style-name="Text_20_body">
      <style:text-properties style:font-name="Ubuntu Mono" officeooo:rsid="00112a32" officeooo:paragraph-rsid="00112a32"/>
    </style:style>
    <style:style style:name="P37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38" style:family="paragraph" style:parent-style-name="Heading_20_1">
      <style:text-properties officeooo:rsid="0010924f" officeooo:paragraph-rsid="0005aa60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 fo:font-style="normal" fo:font-weight="normal"/>
    </style:style>
    <style:style style:name="T16" style:family="text">
      <style:text-properties officeooo:rsid="00153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38" text:outline-level="1">Name: Dheeraj Chaudhary</text:h>
      <text:h text:style-name="P38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3">fchw &lt;- hw(train, seasonal = "additive", h = 18)</text:p>
      <text:p text:style-name="P33">summary(fchw)</text:p>
      <text:p text:style-name="P37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5">hw(y = train, h = 18, seasonal = "additive") </text:span></text:p>
      <text:p text:style-name="Text_20_body"/>
      <text:p text:style-name="P14">  <text:span text:style-name="T15">Smoothing parameters:</text:span></text:p>
      <text:p text:style-name="P14">    <text:span text:style-name="T15">alpha = 1e-04 </text:span></text:p>
      <text:p text:style-name="P14">    <text:span text:style-name="T15">beta  = 1e-04 </text:span></text:p>
      <text:p text:style-name="P14">    <text:span text:style-name="T15">gamma = 2e-04 </text:span></text:p>
      <text:p text:style-name="Text_20_body"/>
      <text:p text:style-name="P14">  <text:span text:style-name="T15">Initial states:</text:span></text:p>
      <text:p text:style-name="P14">    <text:span text:style-name="T15">l = 1618.6168 </text:span></text:p>
      <text:p text:style-name="P14">    <text:span text:style-name="T15">b = -3.2349 </text:span></text:p>
      <text:p text:style-name="P14">    <text:span text:style-name="T15">s = 369.3278 -68.9199 -225.7441 -502.8133 -474.9254 -366.2004</text:span></text:p>
      <text:p text:style-name="P14">           <text:span text:style-name="T15">-307.6114 -236.3283 158.7177 504.9388 617.2867 532.2718</text:span></text:p>
      <text:p text:style-name="Text_20_body"/>
      <text:p text:style-name="P14">  <text:span text:style-name="T15">sigma:  192.1291</text:span></text:p>
      <text:p text:style-name="Text_20_body"/>
      <text:p text:style-name="P14">     <text:span text:style-name="T15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5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5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4">autoplot(fchw)</text:p>
      <text:p text:style-name="P33"/>
      <text:p text:style-name="P33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3">act_value = tail(time_series1,18)</text:p>
      <text:p text:style-name="P33">df = data.frame( fchw , tail(time_series1,18))</text:p>
      <text:p text:style-name="P33">X = time(act_value)</text:p>
      <text:p text:style-name="P33">fore = df$Point.Forecast</text:p>
      <text:p text:style-name="P12"><text:span text:style-name="T7">f</text:span><text:span text:style-name="T5">ore </text:span></text:p>
      <text:p text:style-name="P35">##### OUTPUT</text:p>
      <text:p text:style-name="P7"><text:bookmark text:name="docs-internal-guid-277dd0d3-7fff-8183-cfb5-19573afca0e2"/><text:span text:style-name="T5"> </text:span><text:span text:style-name="T15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3">actu = df$tail.time_series1..18.</text:p>
      <text:p text:style-name="P12"><text:span text:style-name="T7">A</text:span><text:span text:style-name="T5">ctu</text:span></text:p>
      <text:p text:style-name="P35">###### OUTPUT</text:p>
      <text:p text:style-name="P7"><text:bookmark text:name="docs-internal-guid-ac930743-7fff-2ebf-8c28-10661a81b98e"/><text:span text:style-name="T5">      </text:span><text:span text:style-name="T15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3">dfplt = as.data.frame(data.frame(fore,actu))</text:p>
      <text:p text:style-name="P12"><text:span text:style-name="T7">d</text:span><text:span text:style-name="T5">fplt</text:span></text:p>
      <text:p text:style-name="P35">###### OUTPUT</text:p>
      <text:p text:style-name="P7"><text:bookmark text:name="docs-internal-guid-6c8c4757-7fff-258c-5b12-5ac4f30e1cbc"/><text:span text:style-name="T5">        </text:span><text:span text:style-name="T15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3"><text:soft-page-break/>ggplot(dfplt,aes(X))+</text:p>
      <text:p text:style-name="P33"><text:s text:c="2"/>geom_line(aes(y=dfplt$fore),colour = "blue")+</text:p>
      <text:p text:style-name="P33"><text:s text:c="2"/>geom_line(aes(y=dfplt$actu),colour = "black") + xlab("Time") + ylab("Deaths") + </text:p>
      <text:p text:style-name="P33"><text:s text:c="2"/>ggtitle("Predicted(blue) and actual (black) values graph")</text:p>
      <text:p text:style-name="P33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6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6"/>
      <text:p text:style-name="P35">################ <text:s/>TUNI<text:span text:style-name="T16">N</text:span>G THE MODEL BY MODIFYING THE VALUE OF ALPHA, BETA, AND GAMMA #####</text:p>
      <text:p text:style-name="P35">hw_modelt &lt;- HoltWinters(train,alpha = "0.1" ,beta = "0.1" ,gamma = "0.4" )</text:p>
      <text:p text:style-name="P35">model.predict &lt;- predict(hw_modelt,n.ahead = 18)</text:p>
      <text:p text:style-name="P35">round(model.predict)</text:p>
      <text:p text:style-name="P35">##### OUTPUT</text:p>
      <text:p text:style-name="P7"><text:bookmark text:name="docs-internal-guid-3eb11550-7fff-b55c-d024-092d8adfa2fe"/><text:span text:style-name="T5">   </text:span><text:span text:style-name="T15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5">p_values= model.predict</text:p>
      <text:p text:style-name="P35">act_value = tail(time_series1,18)</text:p>
      <text:p text:style-name="P35"><text:soft-page-break/>rmse(act_value,p_values)</text:p>
      <text:p text:style-name="P35">#### OUTPUT</text:p>
      <text:p text:style-name="P30"><text:bookmark text:name="docs-internal-guid-c91a5f4f-7fff-1c5d-3810-1accdc4569db"/>[1] 138.5872</text:p>
      <text:p text:style-name="P30"/>
      <text:p text:style-name="P32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02:08.962039988</dc:date>
    <meta:editing-duration>PT39M48S</meta:editing-duration>
    <meta:editing-cycles>16</meta:editing-cycles>
    <meta:generator>LibreOffice/6.0.7.3$Linux_X86_64 LibreOffice_project/00m0$Build-3</meta:generator>
    <meta:document-statistic meta:table-count="0" meta:image-count="10" meta:object-count="0" meta:page-count="10" meta:paragraph-count="163" meta:word-count="872" meta:character-count="6426" meta:non-whitespace-character-count="5335"/>
  </office:meta>
</office:document-meta>
</file>